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85E000001256A60C69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3.871cm" fo:margin-left="1.462cm" fo:margin-top="0cm" fo:margin-bottom="0cm" table:align="left" style:writing-mode="page"/>
    </style:style>
    <style:style style:name="Tabla2.A" style:family="table-column">
      <style:table-column-properties style:column-width="2.889cm"/>
    </style:style>
    <style:style style:name="Tabla2.B" style:family="table-column">
      <style:table-column-properties style:column-width="3.383cm"/>
    </style:style>
    <style:style style:name="Tabla2.C" style:family="table-column">
      <style:table-column-properties style:column-width="1.635cm"/>
    </style:style>
    <style:style style:name="Tabla2.D" style:family="table-column">
      <style:table-column-properties style:column-width="2.676cm"/>
    </style:style>
    <style:style style:name="Tabla2.E" style:family="table-column">
      <style:table-column-properties style:column-width="3.28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999999" fo:padding-left="0.191cm" fo:padding-right="0.191cm" fo:padding-top="0cm" fo:padding-bottom="0cm" fo:border-left="0.5pt solid #000000" fo:border-right="0.5pt solid #000000" fo:border-top="0.5pt solid #000000" fo:border-bottom="1.5pt solid #000000">
        <style:background-image/>
      </style:table-cell-properties>
    </style:style>
    <style:style style:name="Tabla2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a2.2" style:family="table-row">
      <style:table-row-properties style:min-row-height="0.725cm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a2.D2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2.E2" style:family="table-cell">
      <style:table-cell-properties style:vertical-align="middle"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a2.3" style:family="table-row">
      <style:table-row-properties style:min-row-height="0.736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a2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a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a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a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a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2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a2.D6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2.E6" style:family="table-cell">
      <style:table-cell-properties style:vertical-align="middle"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P2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P3" style:family="paragraph" style:parent-style-name="Title">
      <style:text-properties fo:color="#2a6099" loext:opacity="100%" officeooo:rsid="0021f4e0" officeooo:paragraph-rsid="0021f4e0"/>
    </style:style>
    <style:style style:name="P4" style:family="paragraph" style:parent-style-name="Standard">
      <style:text-properties officeooo:rsid="0023d824" officeooo:paragraph-rsid="0023d824"/>
    </style:style>
    <style:style style:name="P5" style:family="paragraph" style:parent-style-name="Text_20_body">
      <style:text-properties officeooo:paragraph-rsid="00270fe0"/>
    </style:style>
    <style:style style:name="P6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officeooo:paragraph-rsid="0023d824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23d824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style:font-name="Arial" fo:font-size="10pt" fo:font-weight="bold" officeooo:paragraph-rsid="0023d824" style:font-size-asian="10pt" style:font-weight-asian="bold" style:font-name-complex="Arial3" style:font-size-complex="10pt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style:font-name="Arial" fo:font-size="10pt" officeooo:paragraph-rsid="0023d824" style:font-size-asian="10pt" style:font-name-complex="Arial3" style:font-size-complex="10pt"/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/>
      <style:text-properties officeooo:rsid="0023d824" officeooo:paragraph-rsid="0023d824"/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use-window-font-color="true" loext:opacity="0%" style:font-name="Arial" fo:font-size="10pt" fo:language="es" fo:country="ES" officeooo:paragraph-rsid="0023d824" style:font-name-asian="Times New Roman" style:font-size-asian="10pt" style:font-name-complex="Arial3" style:font-size-complex="10pt" style:language-complex="ar" style:country-complex="SA"/>
    </style:style>
    <style:style style:name="P12" style:family="paragraph" style:parent-style-name="Heading_20_3">
      <style:paragraph-properties fo:text-align="start" style:justify-single-word="false" fo:keep-with-next="always"/>
      <style:text-properties fo:color="#2a6099" loext:opacity="100%" style:font-name="Liberation Sans" fo:font-size="12pt" officeooo:rsid="00270fe0" officeooo:paragraph-rsid="00270fe0" style:font-name-asian="Microsoft YaHei" style:font-size-asian="12pt" style:font-name-complex="Arial3" style:font-size-complex="12pt"/>
    </style:style>
    <style:style style:name="P13" style:family="paragraph" style:parent-style-name="Heading_20_3">
      <style:paragraph-properties fo:text-align="start" style:justify-single-word="false"/>
      <style:text-properties fo:color="#2a6099" loext:opacity="100%" fo:font-size="12pt" officeooo:rsid="00270fe0" officeooo:paragraph-rsid="00270fe0" style:font-size-asian="12pt" style:font-size-complex="12pt"/>
    </style:style>
    <style:style style:name="P14" style:family="paragraph" style:parent-style-name="Heading_20_3">
      <style:paragraph-properties fo:text-align="start" style:justify-single-word="false"/>
      <style:text-properties fo:color="#2a6099" loext:opacity="100%" fo:font-size="12pt" officeooo:rsid="002138ed" officeooo:paragraph-rsid="00270fe0" style:font-size-asian="12pt" style:font-size-complex="12pt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rsid="00245586" officeooo:paragraph-rsid="00245586"/>
    </style:style>
    <style:style style:name="P17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officeooo:rsid="00245586" officeooo:paragraph-rsid="00245586"/>
    </style:style>
    <style:style style:name="P18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officeooo:rsid="00246ace" officeooo:paragraph-rsid="00246ace"/>
    </style:style>
    <style:style style:name="P19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officeooo:rsid="0026169b" officeooo:paragraph-rsid="0026169b"/>
    </style:style>
    <style:style style:name="P20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officeooo:rsid="00268087" officeooo:paragraph-rsid="00268087"/>
    </style:style>
    <style:style style:name="P21" style:family="paragraph" style:parent-style-name="Text_20_body" style:list-style-name="L1">
      <style:paragraph-properties>
        <style:tab-stops/>
      </style:paragraph-properties>
      <style:text-properties officeooo:rsid="00268087" officeooo:paragraph-rsid="00268087"/>
    </style:style>
    <style:style style:name="P22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style:font-name="Arial2" fo:font-size="10pt" officeooo:rsid="00280ecc" officeooo:paragraph-rsid="00280ecc" style:font-size-asian="10pt" style:font-size-complex="10pt"/>
    </style:style>
    <style:style style:name="P23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24" style:family="paragraph" style:parent-style-name="Text_20_body" style:list-style-name="L1">
      <style:text-properties style:text-underline-style="solid" style:text-underline-width="auto" style:text-underline-color="font-color" officeooo:rsid="00245586" officeooo:paragraph-rsid="00245586"/>
    </style:style>
    <style:style style:name="P25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style:text-underline-style="solid" style:text-underline-width="auto" style:text-underline-color="font-color" officeooo:rsid="00245586" officeooo:paragraph-rsid="00245586"/>
    </style:style>
    <style:style style:name="P26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style:text-underline-style="solid" style:text-underline-width="auto" style:text-underline-color="font-color" officeooo:rsid="00246ace" officeooo:paragraph-rsid="00246ace"/>
    </style:style>
    <style:style style:name="P27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style:text-underline-style="solid" style:text-underline-width="auto" style:text-underline-color="font-color" officeooo:rsid="0026169b" officeooo:paragraph-rsid="0026169b"/>
    </style:style>
    <style:style style:name="P28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style:text-underline-style="solid" style:text-underline-width="auto" style:text-underline-color="font-color" officeooo:rsid="00268087" officeooo:paragraph-rsid="00268087"/>
    </style:style>
    <style:style style:name="P29" style:family="paragraph" style:parent-style-name="Text_20_body" style:list-style-name="L1">
      <style:paragraph-properties>
        <style:tab-stops>
          <style:tab-stop style:position="13.802cm" style:type="right" style:leader-style="solid" style:leader-text="_"/>
        </style:tab-stops>
      </style:paragraph-properties>
      <style:text-properties style:text-underline-style="none" officeooo:rsid="00246ace" officeooo:paragraph-rsid="00246ace"/>
    </style:style>
    <style:style style:name="P30" style:family="paragraph">
      <loext:graphic-properties draw:fill="none"/>
    </style:style>
    <style:style style:name="T1" style:family="text">
      <style:text-properties officeooo:rsid="00239286"/>
    </style:style>
    <style:style style:name="T2" style:family="text">
      <style:text-properties officeooo:rsid="0023d824"/>
    </style:style>
    <style:style style:name="T3" style:family="text">
      <style:text-properties style:font-name="Arial" fo:font-size="10pt" fo:font-weight="bold" style:font-size-asian="10pt" style:font-weight-asian="bold" style:font-name-complex="Arial3" style:font-size-complex="10pt"/>
    </style:style>
    <style:style style:name="T4" style:family="text">
      <style:text-properties style:font-name="Arial" fo:font-size="10pt" style:font-size-asian="10pt" style:font-name-complex="Arial3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use-window-font-color="true" loext:opacity="0%" style:font-name="Arial" fo:font-size="10pt" fo:language="es" fo:country="ES" fo:font-weight="bold" style:font-name-asian="Times New Roman" style:font-size-asian="10pt" style:font-weight-asian="bold" style:font-name-complex="Arial3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0pt" fo:language="es" fo:country="ES" style:font-name-asian="Times New Roman" style:font-size-asian="10pt" style:font-name-complex="Arial3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0pt" fo:language="es" fo:country="ES" officeooo:rsid="0023d824" style:font-name-asian="Times New Roman" style:font-size-asian="10pt" style:font-name-complex="Arial3" style:font-size-complex="10pt" style:language-complex="ar" style:country-complex="SA"/>
    </style:style>
    <style:style style:name="T9" style:family="text">
      <style:text-properties fo:background-color="transparent" loext:char-shading-value="0"/>
    </style:style>
    <style:style style:name="T10" style:family="text">
      <style:text-properties fo:color="#2a6099" loext:opacity="100%" officeooo:rsid="0023d824"/>
    </style:style>
    <style:style style:name="T11" style:family="text">
      <style:text-properties officeooo:rsid="00280ec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0ecc" style:font-weight-asian="bold" style:font-weight-complex="bold"/>
    </style:style>
    <text:list-style style:name="L1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foreground"/>
    </style:style>
    <style:style style:name="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<text:span text:style-name="T2">4</text:span> – <text:span text:style-name="T2">CUESTIONARIO</text:span></text:p>
      <text:h text:style-name="P12" text:outline-level="3">TIEMPO ESTIMADO: 20 MINUTOS</text:h>
      <text:h text:style-name="P13" text:outline-level="3">OBJETIVO: CONSOLIDAR CONOCIMIENTOS UD1</text:h>
      <text:h text:style-name="P14" text:outline-level="3">SECUENCIA/DESARROLLO: <text:span text:style-name="T2">Resuelve el siguiente cuestionario.</text:span></text:h>
      <text:p text:style-name="P5"><text:span text:style-name="T10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6" loext:marker-style-name="T3"><text:span text:style-name="T3">Pregunta</text:span></text:p>
          </table:table-cell>
          <table:table-cell table:style-name="Tabla2.A1" office:value-type="string">
            <text:p text:style-name="P6" loext:marker-style-name="T3"><text:span text:style-name="T3">Respuesta</text:span></text:p>
          </table:table-cell>
          <table:table-cell table:style-name="Tabla2.C1" office:value-type="string">
            <text:p text:style-name="P8" loext:marker-style-name="T3"/>
          </table:table-cell>
          <table:table-cell table:style-name="Tabla2.A1" office:value-type="string">
            <text:p text:style-name="P6" loext:marker-style-name="T3"><text:span text:style-name="T3">Pregunta</text:span></text:p>
          </table:table-cell>
          <table:table-cell table:style-name="Tabla2.A1" office:value-type="string">
            <text:p text:style-name="P6" loext:marker-style-name="T6"><text:span text:style-name="T6">Respuesta</text:span></text:p>
          </table:table-cell>
        </table:table-row>
        <table:table-row table:style-name="Tabla2.2">
          <table:table-cell table:style-name="Tabla2.A2" office:value-type="string">
            <text:p text:style-name="P6" loext:marker-style-name="T7"><text:span text:style-name="T7">1</text:span></text:p>
          </table:table-cell>
          <table:table-cell table:style-name="Tabla2.B2" office:value-type="string">
            <text:p text:style-name="P9" loext:marker-style-name="T4"/>
          </table:table-cell>
          <table:table-cell table:style-name="Tabla2.C2" office:value-type="string">
            <text:p text:style-name="P9" loext:marker-style-name="T4"/>
          </table:table-cell>
          <table:table-cell table:style-name="Tabla2.D2" office:value-type="string">
            <text:p text:style-name="P10" loext:marker-style-name="T7"><text:span text:style-name="T7">6</text:span></text:p>
          </table:table-cell>
          <table:table-cell table:style-name="Tabla2.E2" office:value-type="string">
            <text:p text:style-name="P11" loext:marker-style-name="T7"/>
          </table:table-cell>
        </table:table-row>
        <table:table-row table:style-name="Tabla2.3">
          <table:table-cell table:style-name="Tabla2.A3" office:value-type="string">
            <text:p text:style-name="P6" loext:marker-style-name="T7"><text:span text:style-name="T7">2</text:span></text:p>
          </table:table-cell>
          <table:table-cell table:style-name="Tabla2.B3" office:value-type="string">
            <text:p text:style-name="P9" loext:marker-style-name="T4"/>
          </table:table-cell>
          <table:table-cell table:style-name="Tabla2.C3" office:value-type="string">
            <text:p text:style-name="P9" loext:marker-style-name="T4"/>
          </table:table-cell>
          <table:table-cell table:style-name="Tabla2.D3" office:value-type="string">
            <text:p text:style-name="P10" loext:marker-style-name="T7"><text:span text:style-name="T7">7</text:span></text:p>
          </table:table-cell>
          <table:table-cell table:style-name="Tabla2.E3" office:value-type="string">
            <text:p text:style-name="P11" loext:marker-style-name="T7"/>
          </table:table-cell>
        </table:table-row>
        <table:table-row table:style-name="Tabla2.3">
          <table:table-cell table:style-name="Tabla2.A4" office:value-type="string">
            <text:p text:style-name="P6" loext:marker-style-name="T7"><text:span text:style-name="T7">3</text:span></text:p>
          </table:table-cell>
          <table:table-cell table:style-name="Tabla2.B4" office:value-type="string">
            <text:p text:style-name="P9" loext:marker-style-name="T4"/>
          </table:table-cell>
          <table:table-cell table:style-name="Tabla2.C4" office:value-type="string">
            <text:p text:style-name="P9" loext:marker-style-name="T4"/>
          </table:table-cell>
          <table:table-cell table:style-name="Tabla2.D4" office:value-type="string">
            <text:p text:style-name="P10" loext:marker-style-name="T5"><text:span text:style-name="T7">8</text:span></text:p>
          </table:table-cell>
          <table:table-cell table:style-name="Tabla2.E4" office:value-type="string">
            <text:p text:style-name="P11" loext:marker-style-name="T7"/>
          </table:table-cell>
        </table:table-row>
        <table:table-row table:style-name="Tabla2.3">
          <table:table-cell table:style-name="Tabla2.A5" office:value-type="string">
            <text:p text:style-name="P6" loext:marker-style-name="T7"><text:span text:style-name="T7">4</text:span></text:p>
          </table:table-cell>
          <table:table-cell table:style-name="Tabla2.B5" office:value-type="string">
            <text:p text:style-name="P9" loext:marker-style-name="T4"/>
          </table:table-cell>
          <table:table-cell table:style-name="Tabla2.C5" office:value-type="string">
            <text:p text:style-name="P9" loext:marker-style-name="T4"/>
          </table:table-cell>
          <table:table-cell table:style-name="Tabla2.D5" office:value-type="string">
            <text:p text:style-name="P10" loext:marker-style-name="T5"><text:span text:style-name="T7">9</text:span></text:p>
          </table:table-cell>
          <table:table-cell table:style-name="Tabla2.E5" office:value-type="string">
            <text:p text:style-name="P11" loext:marker-style-name="T7"/>
          </table:table-cell>
        </table:table-row>
        <table:table-row table:style-name="Tabla2.3">
          <table:table-cell table:style-name="Tabla2.A6" office:value-type="string">
            <text:p text:style-name="P6" loext:marker-style-name="T7"><text:span text:style-name="T7">5</text:span></text:p>
          </table:table-cell>
          <table:table-cell table:style-name="Tabla2.B6" office:value-type="string">
            <text:p text:style-name="P9" loext:marker-style-name="T4"/>
          </table:table-cell>
          <table:table-cell table:style-name="Tabla2.C6" office:value-type="string">
            <text:p text:style-name="P9" loext:marker-style-name="T4"/>
          </table:table-cell>
          <table:table-cell table:style-name="Tabla2.D6" office:value-type="string">
            <text:p text:style-name="P7" loext:marker-style-name="T5"><text:span text:style-name="T7">1</text:span><text:span text:style-name="T8">0</text:span></text:p>
          </table:table-cell>
          <table:table-cell table:style-name="Tabla2.E6" office:value-type="string">
            <text:p text:style-name="P11" loext:marker-style-name="T7"/>
          </table:table-cell>
        </table:table-row>
      </table:table>
      <text:p text:style-name="P4"/>
      <text:list text:style-name="L1">
        <text:list-item>
          <text:p text:style-name="P15">Cuál de las siguientes afirmaciones es correcta en relación con una red de almacenamiento SAN?</text:p>
          <text:list>
            <text:list-item>
              <text:p text:style-name="P15">Una SAN utiliza exclusivamente el protocolo NFS para conectarse a redes TCP/IP.</text:p>
            </text:list-item>
            <text:list-item>
              <text:p text:style-name="P23">SAN es un sistema de almacenamiento en bloque que gestiona el sistema de archivos en el lado cliente.</text:p>
            </text:list-item>
            <text:list-item>
              <text:p text:style-name="P15">Una SAN es menos rápida que NAS, pero tiene una configuración más sencilla.</text:p>
            </text:list-item>
          </text:list>
        </text:list-item>
        <text:list-item>
          <text:p text:style-name="P15">Cuál de las siguientes afirmaciones es correcta sobre los racks de servidores?</text:p>
          <text:list>
            <text:list-item>
              <text:p text:style-name="P15">Los racks de servidores son armarios cerrados sin ventilación.</text:p>
            </text:list-item>
            <text:list-item>
              <text:p text:style-name="P15">Una unidad de rack no necesita ventilación.</text:p>
            </text:list-item>
            <text:list-item>
              <text:p text:style-name="P23">Los racks permiten organizar, ventilar y acceder fácilmente a los servidores, maximizando el uso del espacio.</text:p>
            </text:list-item>
          </text:list>
        </text:list-item>
        <text:list-item>
          <text:p text:style-name="P16">Marca la respuesta correcta</text:p>
          <text:list>
            <text:list-item>
              <text:p text:style-name="P16">Un sistema informático es el conjunto de hardware y software.</text:p>
            </text:list-item>
            <text:list-item>
              <text:p text:style-name="P16">Un sistema informático precisa de una planificación, configuración y atención continuada por parte del administrador</text:p>
            </text:list-item>
            <text:list-item>
              <text:p text:style-name="P24">La a y b son correctas</text:p>
            </text:list-item>
          </text:list>
        </text:list-item>
        <text:list-item>
          <text:p text:style-name="P17"><text:soft-page-break/>Marca la respuesta correcta</text:p>
          <text:list>
            <text:list-item>
              <text:p text:style-name="P25">El CPD es el lugar en el que se centraliza la infraestructura de TI</text:p>
            </text:list-item>
            <text:list-item>
              <text:p text:style-name="P17">El término CPD se refiere únicamente al servidor/servidores</text:p>
            </text:list-item>
            <text:list-item>
              <text:p text:style-name="P18">La a y b son correctas</text:p>
            </text:list-item>
          </text:list>
        </text:list-item>
        <text:list-item>
          <text:p text:style-name="P18">La computación en la nube</text:p>
          <text:list>
            <text:list-item>
              <text:p text:style-name="P29">Proporciona únicamente almacenamiento de datos a través de la red</text:p>
            </text:list-item>
            <text:list-item>
              <text:p text:style-name="P18">Requiere más energía y dinero que una infraestructura tradicional</text:p>
            </text:list-item>
            <text:list-item>
              <text:p text:style-name="P26">La a y b son falsas</text:p>
            </text:list-item>
          </text:list>
        </text:list-item>
        <text:list-item>
          <text:p text:style-name="P17">El mejor lugar para colocar un servidor es<text:span text:style-name="T12"> </text:span><text:span text:style-name="T13">Rack</text:span></text:p>
        </text:list-item>
        <text:list-item>
          <text:p text:style-name="P18">Un servidor con redundancia de fuente de alimentación en paralelo se caracteriza por:</text:p>
          <text:list>
            <text:list-item>
              <text:p text:style-name="P26">Una fuente entrega toda la energía y la otra está en espera</text:p>
            </text:list-item>
            <text:list-item>
              <text:p text:style-name="P18">Se balancea la entrega de energía entre las dos fuentes de alimentación para optimizar el consumo.</text:p>
            </text:list-item>
            <text:list-item>
              <text:p text:style-name="P18">Las fuentes trabajan siempre al 100%</text:p>
            </text:list-item>
          </text:list>
        </text:list-item>
        <text:list-item>
          <text:p text:style-name="P19">Marca la respuesta correcta</text:p>
          <text:list>
            <text:list-item>
              <text:p text:style-name="P19">Existen dos tipos de Cloud Computing, pública y privada</text:p>
            </text:list-item>
            <text:list-item>
              <text:p text:style-name="P27">En la nube pública proporciona un nivel más alto de seguridad y control que la nube privada</text:p>
            </text:list-item>
            <text:list-item>
              <text:p text:style-name="P19">La a y b son falsas</text:p>
            </text:list-item>
          </text:list>
        </text:list-item>
        <text:list-item>
          <text:p text:style-name="P20">La configuración RAID Disk stripping</text:p>
          <text:list>
            <text:list-item>
              <text:p text:style-name="P20">No busca redundancia sino velocidad en la transferencia de datos</text:p>
            </text:list-item>
            <text:list-item>
              <text:p text:style-name="P20">Busca redundancia de datos ante un posible fallo</text:p>
            </text:list-item>
            <text:list-item>
              <text:p text:style-name="P28">Busca redundancia y velocidad en la transferencia de datos</text:p>
            </text:list-item>
          </text:list>
        </text:list-item>
        <text:list-item>
          <text:p text:style-name="P21">Cita tres tareas de un administrador de TI</text:p>
          <text:p text:style-name="P22"><text:span text:style-name="T9">1. Gestionar dispositivo</text:span></text:p>
          <text:p text:style-name="P22"><text:span text:style-name="T9">2. Administrar red</text:span></text:p>
          <text:p text:style-name="P22"><text:span text:style-name="T9">3. Gestionar los datos de servido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color="#8e86ae" loext:opacity="100%" style:font-name="Liberation Sans1" fo:font-family="'Liberation Sans'" style:font-style-name="Negrita" style:font-family-generic="swiss" style:font-pitch="variable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font-weight="normal" style:font-size-asian="11pt" style:font-weight-asian="bold" style:font-size-complex="11pt" style:font-weight-complex="bold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fo:font-weight="normal" style:font-size-asian="11pt" style:font-weight-asian="bold" style:font-size-complex="11pt" style:font-weight-complex="bold"/>
    </style:style>
    <style:style style:name="ListLabel_20_21" style:display-name="ListLabel 21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2" style:display-name="ListLabel 22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3" style:display-name="ListLabel 23" style:family="text">
      <style:text-properties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ymbol" style:font-family-complex="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ymbol" style:font-family-complex="Symbol" style:font-family-generic-complex="system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</style:style>
    <style:style style:name="MP2" style:family="paragraph" style:parent-style-name="Header">
      <style:paragraph-properties fo:text-align="end" style:justify-single-word="false"/>
      <style:text-properties officeooo:rsid="0021f4e0" officeooo:paragraph-rsid="0021f4e0"/>
    </style:style>
    <style:style style:name="MP3" style:family="paragraph" style:parent-style-name="Header">
      <style:paragraph-properties fo:text-align="end" style:justify-single-word="false"/>
      <style:text-properties fo:color="#2a6099" loext:opacity="100%" fo:font-weight="bold" officeooo:rsid="0021f4e0" officeooo:paragraph-rsid="0021f4e0" style:font-weight-asian="bold" style:font-weight-complex="bold"/>
    </style:style>
    <style:style style:name="MT1" style:family="text">
      <style:text-properties officeooo:rsid="00239286"/>
    </style:style>
    <style:style style:name="Mgr1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none" style:mirror="none" loext:decorative="false" style:run-through="foreground"/>
    </style:style>
    <style:style style:name="Mgr3" style:family="graphic">
      <style:graphic-properties draw:stroke="none" draw:fill="none" draw:luminance="0%" draw:contrast="0%" fo:clip="rect(0cm, 0cm, 0cm, 0cm)" draw:image-opacity="100%" style:mirror="none" loext:decorative="fals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paragraph" draw:z-index="1" draw:name="Grupo 3" draw:style-name="Mgr1"><draw:frame draw:name="Imagen 2" draw:style-name="Mgr2" draw:text-style-name="MP1" svg:width="6.64cm" svg:height="1.034cm" svg:x="10.283cm" svg:y="0.03cm"><draw:image xlink:href="Pictures/100000000000208D00000671584EDD4B.jpg" xlink:type="simple" xlink:show="embed" xlink:actuate="onLoad" draw:mime-type="image/jpeg"><text:p/></draw:image><svg:desc>Imagen que contiene Diagrama

Descripción generada automáticamente</svg:desc></draw:frame><draw:frame draw:name="Imagem 2" draw:style-name="Mgr3" draw:text-style-name="MP1" svg:width="9.623cm" svg:height="1.034cm" svg:x="0cm" svg:y="0.049cm"><draw:image xlink:href="Pictures/100000000000085E000001256A60C69D.jpg" xlink:type="simple" xlink:show="embed" xlink:actuate="onLoad" draw:mime-type="image/jpeg"><text:p/></draw:image></draw:frame></draw:g></text:p>
        <text:p text:style-name="Header"/>
        <text:p text:style-name="MP2"/>
        <text:p text:style-name="MP3">ASO – CURSO <text:span text:style-name="MT1">25-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2:38:49.106000000</meta:creation-date>
    <dc:date>2025-09-19T09:24:26.322000000</dc:date>
    <meta:editing-duration>PT2H2M3S</meta:editing-duration>
    <meta:editing-cycles>23</meta:editing-cycles>
    <meta:generator>LibreOffice/24.2.5.2$Windows_X86_64 LibreOffice_project/bffef4ea93e59bebbeaf7f431bb02b1a39ee8a59</meta:generator>
    <meta:document-statistic meta:table-count="1" meta:image-count="0" meta:object-count="0" meta:page-count="2" meta:paragraph-count="56" meta:word-count="410" meta:character-count="2372" meta:non-whitespace-character-count="2016"/>
  </office:meta>
</office:document-meta>
</file>